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>
      <style:text-properties fo:language="en" fo:country="US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PyBinaryClock</text:p>
      <text:p text:style-name="P3"/>
      <text:h text:style-name="P4" text:outline-level="1">Technical description</text:h>
      <text:p text:style-name="P1">The circuit board is a type of 'hat' to a raspberry pi zero with 20 WS2812B programmable LEDs for the clock-display, a 2x20 header for the pi connection and a real-time clock circuit. The board was manufactured by https://aisler.net that has a great quality service for small series of prototypes.</text:p>
      <text:p text:style-name="P1">The kit is mounted between two part of plexi-glass panels to make a clock that can be mounted on the wall or put on a table. See pictures below.</text:p>
      <text:p text:style-name="P1">The code depend on https://github.com/rpi-ws281x/rpi-ws281x-python Install this first.</text:p>
      <text:p text:style-name="P1">It is a very simple 'game-loop' kind of program that updates every 1/10 second. Taking current time and <text:s/>split to each figure (collumn) and then calculate <text:s/>the bit-pattern and set the LEDs accordingly.</text:p>
      <text:p text:style-name="P1"/>
      <text:h text:style-name="P5" text:outline-level="2">The hardware:</text:h>
      <text:h text:style-name="P6" text:outline-level="3">Raspberry Pi zero</text:h>
      <text:list xml:id="list5979181792388198911" text:style-name="L1">
        <text:list-item>
          <text:p text:style-name="P8">Install rasbian light and configure it for your localization etc. </text:p>
        </text:list-item>
        <text:list-item>
          <text:p text:style-name="P7"><text:span text:style-name="T1">Enable the I2C interface: </text:span><text:a xlink:type="simple" xlink:href="https://www.raspberrypi-spy.co.uk/2014/11/enabling-the-i2c-interface-on-the-raspberry-pi/" text:style-name="Internet_20_link" text:visited-style-name="Visited_20_Internet_20_Link">https://www.raspberrypi-spy.co.uk/2014/11/enabling-the-i2c-interface-on-the-raspberry-pi/</text:a> </text:p>
        </text:list-item>
        <text:list-item>
          <text:p text:style-name="P7">Install the RTC clock module software and set it up the properly. The hardware is already present on the circuit-board in a correct way: <text:a xlink:type="simple" xlink:href="https://www.raspberrypi-spy.co.uk/2015/05/adding-a-ds3231-real-time-clock-to-the-raspberry-pi/" text:style-name="Internet_20_link" text:visited-style-name="Visited_20_Internet_20_Link">https://www.raspberrypi-spy.co.uk/2015/05/adding-a-ds3231-real-time-clock-to-the-raspberry-pi/</text:a> </text:p>
        </text:list-item>
        <text:list-item>
          <text:p text:style-name="P8">Get the python lib for WS281x programmable leds: <text:a xlink:type="simple" xlink:href="https://github.com/rpi-ws281x/rpi-ws281x-python" text:style-name="Internet_20_link" text:visited-style-name="Visited_20_Internet_20_Link">https://github.com/rpi-ws281x/rpi-ws281x-python</text:a></text:p>
        </text:list-item>
        <text:list-item>
          <text:p text:style-name="P8">Get the software for the binary clock from from github: https://github.com/teddycool/BinaryClock</text:p>
        </text:list-item>
        <text:list-item>
          <text:p text:style-name="P8">Fix autostart at boot, add these lines before 'exit' in <text:s/>/etc/rc.local</text:p>
          <text:list>
            <text:list-item>
              <text:p text:style-name="P8">cd /home/pi/pybinaryclock</text:p>
            </text:list-item>
            <text:list-item>
              <text:p text:style-name="P8">sudo python Main.py</text:p>
            </text:list-item>
          </text:list>
        </text:list-item>
      </text:list>
      <text:p text:style-name="P1"/>
      <text:h text:style-name="P6" text:outline-level="3">Binary display</text:h>
      <text:p text:style-name="P3">Circuit board</text:p>
      <text:p text:style-name="P3">Bill of material</text:p>
      <text:p text:style-name="P3"/>
      <text:h text:style-name="P5" text:outline-level="2">The PyBinaryClock software:</text:h>
      <text:p text:style-name="P3"/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2T20:30:41.59</meta:creation-date>
    <dc:date>2019-05-04T15:57:33.27</dc:date>
    <meta:editing-duration>P1DT19H57M4S</meta:editing-duration>
    <meta:editing-cycles>7</meta:editing-cycles>
    <meta:generator>OpenOffice/4.1.4$Win32 OpenOffice.org_project/414m5$Build-9788</meta:generator>
    <meta:document-statistic meta:table-count="0" meta:image-count="0" meta:object-count="0" meta:page-count="1" meta:paragraph-count="21" meta:word-count="223" meta:character-count="1596"/>
  </office:meta>
</office:document-meta>
</file>